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5:54:46.21</meta:creation-date>
    <meta:document-statistic meta:table-count="0" meta:image-count="0" meta:object-count="0" meta:page-count="1" meta:paragraph-count="0" meta:word-count="0" meta:character-count="0"/>
    <dc:date>2010-01-18T15:55:55.26</dc:date>
    <meta:editing-duration>PT1M11S</meta:editing-duration>
    <meta:editing-cycles>1</meta:editing-cycles>
    <meta:generator>OpenOffice.org/3.3$Win32 OpenOffice.org_project/300m69$Build-9475$CWS-jl14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3006100fe00a500da0022004100da00a5009c00ea00ae001100aa000a0025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k15M7ff7vUlYIC3oEYUIoQ8VP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ef008c00560033001b00a4004500bc0099000400c0004700f600b7007f0007">
        <DigestMethod Algorithm="http://www.w3.org/2000/09/xmldsig#sha1"/>
        <DigestValue>IrJWvg81vehKXxj/7Ge6bEtfod0=</DigestValue>
      </Reference>
    </SignedInfo>
    <SignatureValue>jfbi8N3BYrn3972xO80nlfx5nVxnVQKH2tXwkE/O8lo1PMjm+nGi00/jZKnu6a+L
TIa03flWmLcQdFotP/yzz3wXgdqotZqC4UIkiLwGXQ5V62u38vTVaY4aeSdtwb8s
WpW+4Z3JPZvSzSIxZYNZ6hPq+oTpaWBVc77QJa75BrU=</SignatureValue>
    <KeyInfo>
      <X509Data>
        <X509IssuerSerial>
          <X509IssuerName>CN=Root 11, OU=Development, O=OpenOffice.org, ST=Hamburg, C=DE</X509IssuerName>
          <X509SerialNumber>4098</X509SerialNumber>
        </X509IssuerSerial>
        <X509Certificate>MIICszCCAhygAwIBAgICEAIwDQYJKoZIhvcNAQEFBQAwYDELMAkGA1UEBhMCREUx
EDAOBgNVBAgTB0hhbWJ1cmcxFzAVBgNVBAoTDk9wZW5PZmZpY2Uub3JnMRQwEgYD
VQQLEwtEZXZlbG9wbWVudDEQMA4GA1UEAxMHUm9vdCAxMTAeFw0xMDAxMTgxNDQ0
MTdaFw0zNTAxMTIxNDQ0MTdaMGUxCzAJBgNVBAYTAkRFMRAwDgYDVQQIEwdIYW1i
dXJnMRcwFQYDVQQKEw5PcGVuT2ZmaWNlLm9yZzEUMBIGA1UECxMLRGV2ZWxvcG1l
bnQxFTATBgNVBAMeDAQPBBAEEQQSBBMEFDCBnzANBgkqhkiG9w0BAQEFAAOBjQAw
gYkCgYEAtNP9oFYr2XJm4/xLW3D7nCMQC7mKxNHdHTfNIPSdUsOPgBQmxD7cPa84
hnAv4VQcpl62ai1ztC2IfO3rYzS/79Co4ADq8CRQaDv/A0oi4OtcpOhl5MfnOOnO
DEQ+Ngj+gthQuRNDOxd3Ce97zJ+0fV33q46rwBG8egfqmFHAJx8CAwEAAaN3MHUw
CwYDVR0PBAQDAgXgMB0GA1UdDgQWBBRJH5pD2UO5iQwA2ZDIvJxnzY0+xjAfBgNV
HSMEGDAWgBToarvCkOpscCI+9vZIGwPmvremVTAmBgNVHREEHzAdpBswGTEXMBUG
A1UEAxMOVXNlciAyIFJvb3QgMTEwDQYJKoZIhvcNAQEFBQADgYEAA7wkunGLT8w6
YFoEExVOsHnnlGybO0xd2CZ19ZQEcVo+uYxftT3gu4tkcY8Nmpm4/+wUwMDKY1pO
HXV3ei/7EpAlRLrYLwM5hu+ISsxpeQv/pmaDRQgXCwwF+SV8ajAFs2HfGv4syknp
c72zEWu/BLCmRnYhQJVceLOqS/0D7lE=</X509Certificate>
      </X509Data>
    </KeyInfo>
    <Object>
      <SignatureProperties>
        <SignatureProperty Id="ID_00ef008c00560033001b00a4004500bc0099000400c0004700f600b7007f0007" Target="#ID_0073006100fe00a500da0022004100da00a5009c00ea00ae001100aa000a0025">
          <dc:date xmlns:dc="http://purl.org/dc/elements/1.1/">2010-01-18T15:56:27,13</dc:date>
        </SignatureProperty>
      </SignatureProperties>
    </Object>
  </Signature>
</document-signatures>
</file>